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Mangal1" svg:font-family="Mangal"/>
    <style:font-face style:name="Symbol" svg:font-family="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libri" fo:font-size="11pt" fo:font-weight="normal" fo:background-color="transparent" style:font-name-asian="Calibri1" style:font-size-asian="11pt" style:font-name-complex="Calibri1" style:font-size-complex="11pt"/>
    </style:style>
    <style:style style:name="P2" style:family="paragraph" style:parent-style-name="Standard" style:list-style-name="L8">
      <style:text-properties style:use-window-font-color="true" style:font-name="Calibri" fo:font-size="11pt" fo:font-weight="bold" fo:background-color="transparent" style:font-name-asian="Calibri1" style:font-size-asian="11pt" style:font-name-complex="Calibri1" style:font-size-complex="11pt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 style:list-style-name="L1">
      <style:text-properties style:font-name="Calibri" fo:font-size="11pt" style:font-size-asian="11pt" style:font-size-complex="11pt"/>
    </style:style>
    <style:style style:name="P5" style:family="paragraph" style:parent-style-name="Standard" style:list-style-name="L7">
      <style:text-properties style:font-name="Calibri" fo:font-size="11pt" style:font-size-asian="11pt" style:font-size-complex="11pt"/>
    </style:style>
    <style:style style:name="P6" style:family="paragraph" style:parent-style-name="Standard" style:list-style-name="L8">
      <style:text-properties style:font-name="Calibri" fo:font-size="11pt" style:font-size-asian="11pt" style:font-size-complex="11pt"/>
    </style:style>
    <style:style style:name="P7" style:family="paragraph" style:parent-style-name="Standard" style:list-style-name="L9">
      <style:text-properties style:font-name="Calibri" fo:font-size="11pt" style:font-size-asian="11pt" style:font-size-complex="11pt"/>
    </style:style>
    <style:style style:name="P8" style:family="paragraph" style:parent-style-name="Standard" style:list-style-name="L10">
      <style:text-properties style:font-name="Calibri" fo:font-size="11pt" style:font-size-asian="11pt" style:font-size-complex="11pt"/>
    </style:style>
    <style:style style:name="P9" style:family="paragraph" style:parent-style-name="Standard" style:list-style-name="L11">
      <style:text-properties style:font-name="Calibri" fo:font-size="11pt" style:font-size-asian="11pt" style:font-size-complex="11pt"/>
    </style:style>
    <style:style style:name="T1" style:family="text">
      <style:text-properties style:use-window-font-color="true" fo:font-weight="bold" fo:background-color="transparent" style:font-name-asian="Calibri1" style:font-name-complex="Calibri1"/>
    </style:style>
    <style:style style:name="T2" style:family="text">
      <style:text-properties style:use-window-font-color="true" fo:font-weight="normal" fo:background-color="transparent" style:font-name-asian="Calibri1" style:font-name-complex="Calibri1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</text:p>
      <text:p text:style-name="P3">Date:<text:tab/><text:tab/>21 mars</text:p>
      <text:p text:style-name="P3">Time:<text:tab/><text:tab/>8:30 – 9:15</text:p>
      <text:p text:style-name="P3">Location:<text:tab/>Hubben 2.1</text:p>
      <text:p text:style-name="P3">Leader:<text:tab/><text:tab/>Emil Åhsberg</text:p>
      <text:p text:style-name="P3">Attending:<text:tab/>Markus Otterberg, Rickard Hallberg</text:p>
      <text:p text:style-name="P3"/>
      <text:list xml:id="list33507462" text:style-name="L1">
        <text:list-item>
          <text:p text:style-name="P4">Objectives, resolve issues preventing the team to continue</text:p>
        </text:list-item>
      </text:list>
      <text:p text:style-name="P3">Currently there are no issues preventing us from moving forward.</text:p>
      <text:p text:style-name="P3"/>
      <text:list xml:id="list33536669" text:style-name="L7">
        <text:list-item>
          <text:p text:style-name="P5">Reports from previous meetings</text:p>
        </text:list-item>
      </text:list>
      <text:p text:style-name="P3">Teodor is missing as planned.</text:p>
      <text:p text:style-name="P3">The Domain model is finished.</text:p>
      <text:p text:style-name="P3">Markus has started implementing the Observer pattern.</text:p>
      <text:p text:style-name="P3">Emil have continued coding the map classes.</text:p>
      <text:list xml:id="list33518727" text:style-name="L8">
        <text:list-header>
          <text:p text:style-name="P2"/>
        </text:list-header>
        <text:list-item>
          <text:p text:style-name="P6"><text:span text:style-name="T1">Discussion items</text:span><text:span text:style-name="T2"> (how do we do...? What to do...? Why is...?)</text:span></text:p>
        </text:list-item>
      </text:list>
      <text:p text:style-name="P3">Continue establishing git as a well functioning system across the group.</text:p>
      <text:p text:style-name="P3"/>
      <text:list xml:id="list33504902" text:style-name="L9">
        <text:list-item>
          <text:p text:style-name="P7"><text:span text:style-name="T1">Outcomes and assingments</text:span><text:span text:style-name="T2"> (It's decided that... Leaf should... CK should do...)</text:span></text:p>
        </text:list-item>
      </text:list>
      <text:p text:style-name="P3">Markus will continue implementing the Oberserver pattern across the application.</text:p>
      <text:p text:style-name="P3">Teodor will be very absent during the rest of this week and will therefore not have a direct assignment.</text:p>
      <text:p text:style-name="P3">Emil and Rickard will continue coding what's most important at the moment.</text:p>
      <text:p text:style-name="P3"/>
      <text:list xml:id="list33525249" text:style-name="L10">
        <text:list-item>
          <text:p text:style-name="P8"><text:span text:style-name="T1">Other points of discussion</text:span><text:span text:style-name="T2"> (ideas, issues from group members)</text:span></text:p>
        </text:list-item>
      </text:list>
      <text:p text:style-name="P3">We should start planning how we are going to work during the easter break.</text:p>
      <text:p text:style-name="P3">We've made it top prority to make it possible to view a map and move troops between 2 territorys</text:p>
      <text:list xml:id="list33528090" text:style-name="L11">
        <text:list-item>
          <text:p text:style-name="P9"><text:span text:style-name="T1">Wrap up</text:span><text:span text:style-name="T2"> (unsolved... next meeting...</text:span></text:p>
        </text:list-item>
      </text:list>
      <text:p text:style-name="P3"/>
      <text:p text:style-name="P1">Next meeting will be at Friday 23/3 12:3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Mangal1" svg:font-family="Mangal"/>
    <style:font-face style:name="Symbol" svg:font-family="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1T13:38:32.59</meta:creation-date>
    <meta:document-statistic meta:table-count="0" meta:image-count="0" meta:object-count="0" meta:page-count="1" meta:paragraph-count="24" meta:word-count="200" meta:character-count="1215"/>
    <dc:date>2012-03-21T14:12:11.79</dc:date>
    <meta:editing-duration>PT3M28S</meta:editing-duration>
    <meta:editing-cycles>1</meta:editing-cycles>
    <meta:generator>OpenOffice.org/3.3$Win32 OpenOffice.org_project/330m20$Build-9567</meta:generator>
  </office:meta>
</office:document-meta>
</file>